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style:style style:name="T243" style:family="text">
      <style:text-properties officeooo:rsid="052ac245"/>
    </style:style>
    <style:style style:name="T244" style:family="text">
      <style:text-properties officeooo:rsid="052bd68a"/>
    </style:style>
    <style:style style:name="T245" style:family="text">
      <style:text-properties officeooo:rsid="052c3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ext:span><text:span text:style-name="T243">later</text:span><text:span text:style-name="T200">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8"> Ever-Expanding </text:span><text:soft-page-break/><text:span text:style-name="T208">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7"><text:s text:c="3"/><text:span text:style-name="T24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7"><text:s text:c="3"/><text:span text:style-name="T24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244">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8">III.XVI</text:p>
      <text:p text:style-name="P59"/>
      <text:p text:style-name="P59">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1:50:46.659066043</dc:date>
    <meta:editing-duration>P171DT8H49M7S</meta:editing-duration>
    <meta:editing-cycles>1180</meta:editing-cycles>
    <meta:generator>LibreOffice/24.2.5.2$MacOSX_X86_64 LibreOffice_project/bffef4ea93e59bebbeaf7f431bb02b1a39ee8a59</meta:generator>
    <meta:print-date>2025-03-15T12:26:19.999130193</meta:print-date>
    <meta:document-statistic meta:table-count="0" meta:image-count="0" meta:object-count="0" meta:page-count="24" meta:paragraph-count="184" meta:word-count="7351" meta:character-count="40537" meta:non-whitespace-character-count="33023"/>
  </office:meta>
</office:document-meta>
</file>